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704cm" style:rel-column-width="14279*"/>
    </style:style>
    <style:style style:name="Table1.B" style:family="table-column">
      <style:table-column-properties style:column-width="7.629cm" style:rel-column-width="29408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702cm" style:rel-column-width="14272*"/>
    </style:style>
    <style:style style:name="Table2.B" style:family="table-column">
      <style:table-column-properties style:column-width="7.629cm" style:rel-column-width="29408*"/>
    </style:style>
    <style:style style:name="Table2.C" style:family="table-column">
      <style:table-column-properties style:column-width="5.669cm" style:rel-column-width="2185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704cm" style:rel-column-width="14279*"/>
    </style:style>
    <style:style style:name="Table3.B" style:family="table-column">
      <style:table-column-properties style:column-width="7.608cm" style:rel-column-width="29326*"/>
    </style:style>
    <style:style style:name="Table3.C" style:family="table-column">
      <style:table-column-properties style:column-width="5.689cm" style:rel-column-width="2193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704cm" style:rel-column-width="14279*"/>
    </style:style>
    <style:style style:name="Table4.B" style:family="table-column">
      <style:table-column-properties style:column-width="13.296cm" style:rel-column-width="5125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022e" officeooo:paragraph-rsid="0012022e"/>
    </style:style>
    <style:style style:name="P2" style:family="paragraph" style:parent-style-name="Standard">
      <style:text-properties officeooo:rsid="0012022e" officeooo:paragraph-rsid="002a808f"/>
    </style:style>
    <style:style style:name="P3" style:family="paragraph" style:parent-style-name="Standard">
      <style:text-properties officeooo:paragraph-rsid="0012022e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2022e" officeooo:paragraph-rsid="0012022e" style:font-weight-asian="bold" style:font-weight-complex="bold"/>
    </style:style>
    <style:style style:name="P5" style:family="paragraph" style:parent-style-name="Table_20_Contents">
      <style:text-properties officeooo:rsid="0012022e" officeooo:paragraph-rsid="0012022e"/>
    </style:style>
    <style:style style:name="P6" style:family="paragraph" style:parent-style-name="Table_20_Contents">
      <style:text-properties officeooo:rsid="0012022e" officeooo:paragraph-rsid="002a808f"/>
    </style:style>
    <style:style style:name="P7" style:family="paragraph" style:parent-style-name="Table_20_Contents">
      <style:text-properties officeooo:rsid="00135379" officeooo:paragraph-rsid="00135379"/>
    </style:style>
    <style:style style:name="P8" style:family="paragraph" style:parent-style-name="Table_20_Contents">
      <style:text-properties officeooo:rsid="00135379" officeooo:paragraph-rsid="0027e7eb"/>
    </style:style>
    <style:style style:name="P9" style:family="paragraph" style:parent-style-name="Table_20_Contents">
      <style:text-properties officeooo:rsid="00135379" officeooo:paragraph-rsid="0028ce25"/>
    </style:style>
    <style:style style:name="P10" style:family="paragraph" style:parent-style-name="Table_20_Contents">
      <style:text-properties officeooo:rsid="00135379" officeooo:paragraph-rsid="002ac2bf"/>
    </style:style>
    <style:style style:name="P11" style:family="paragraph" style:parent-style-name="Table_20_Contents">
      <style:text-properties officeooo:rsid="00135379" officeooo:paragraph-rsid="0030ee6d"/>
    </style:style>
    <style:style style:name="P12" style:family="paragraph" style:parent-style-name="Table_20_Contents">
      <style:text-properties officeooo:rsid="00135379" officeooo:paragraph-rsid="0037f9ec"/>
    </style:style>
    <style:style style:name="P13" style:family="paragraph" style:parent-style-name="Table_20_Contents">
      <style:text-properties officeooo:rsid="00135379" officeooo:paragraph-rsid="0045b194"/>
    </style:style>
    <style:style style:name="P14" style:family="paragraph" style:parent-style-name="Table_20_Contents">
      <style:text-properties officeooo:rsid="00135379" officeooo:paragraph-rsid="0048665c"/>
    </style:style>
    <style:style style:name="P15" style:family="paragraph" style:parent-style-name="Table_20_Contents">
      <style:text-properties officeooo:rsid="00135379" officeooo:paragraph-rsid="0053a89a"/>
    </style:style>
    <style:style style:name="P16" style:family="paragraph" style:parent-style-name="Table_20_Contents">
      <style:text-properties officeooo:rsid="0013d9b0" officeooo:paragraph-rsid="0013d9b0"/>
    </style:style>
    <style:style style:name="P17" style:family="paragraph" style:parent-style-name="Table_20_Contents">
      <style:text-properties officeooo:rsid="0013d9b0" officeooo:paragraph-rsid="0017c17a"/>
    </style:style>
    <style:style style:name="P18" style:family="paragraph" style:parent-style-name="Table_20_Contents">
      <style:text-properties officeooo:rsid="0013d9b0" officeooo:paragraph-rsid="0023a414"/>
    </style:style>
    <style:style style:name="P19" style:family="paragraph" style:parent-style-name="Table_20_Contents">
      <style:text-properties officeooo:rsid="0013d9b0" officeooo:paragraph-rsid="0024dcbf"/>
    </style:style>
    <style:style style:name="P20" style:family="paragraph" style:parent-style-name="Table_20_Contents">
      <style:text-properties officeooo:rsid="001459e8" officeooo:paragraph-rsid="001459e8"/>
    </style:style>
    <style:style style:name="P21" style:family="paragraph" style:parent-style-name="Table_20_Contents">
      <style:text-properties officeooo:rsid="001459e8" officeooo:paragraph-rsid="0017c17a"/>
    </style:style>
    <style:style style:name="P22" style:family="paragraph" style:parent-style-name="Table_20_Contents">
      <style:text-properties officeooo:rsid="001459e8" officeooo:paragraph-rsid="0023a414"/>
    </style:style>
    <style:style style:name="P23" style:family="paragraph" style:parent-style-name="Table_20_Contents">
      <style:text-properties officeooo:rsid="001459e8" officeooo:paragraph-rsid="0024dcbf"/>
    </style:style>
    <style:style style:name="P24" style:family="paragraph" style:parent-style-name="Table_20_Contents">
      <style:text-properties officeooo:rsid="0015ea5d" officeooo:paragraph-rsid="0015ea5d"/>
    </style:style>
    <style:style style:name="P25" style:family="paragraph" style:parent-style-name="Table_20_Contents">
      <style:text-properties officeooo:rsid="0015ea5d" officeooo:paragraph-rsid="0017c17a"/>
    </style:style>
    <style:style style:name="P26" style:family="paragraph" style:parent-style-name="Table_20_Contents">
      <style:text-properties officeooo:rsid="0015ea5d" officeooo:paragraph-rsid="0023a414"/>
    </style:style>
    <style:style style:name="P27" style:family="paragraph" style:parent-style-name="Table_20_Contents">
      <style:text-properties officeooo:rsid="0015ea5d" officeooo:paragraph-rsid="0024dcbf"/>
    </style:style>
    <style:style style:name="P28" style:family="paragraph" style:parent-style-name="Table_20_Contents">
      <style:text-properties officeooo:rsid="0017c17a" officeooo:paragraph-rsid="0017c17a"/>
    </style:style>
    <style:style style:name="P29" style:family="paragraph" style:parent-style-name="Table_20_Contents">
      <style:text-properties officeooo:rsid="0017ecd0" officeooo:paragraph-rsid="0017ecd0"/>
    </style:style>
    <style:style style:name="P30" style:family="paragraph" style:parent-style-name="Table_20_Contents">
      <style:text-properties officeooo:rsid="0017ecd0" officeooo:paragraph-rsid="0023a414"/>
    </style:style>
    <style:style style:name="P31" style:family="paragraph" style:parent-style-name="Table_20_Contents">
      <style:text-properties officeooo:rsid="0017ecd0" officeooo:paragraph-rsid="0024dcbf"/>
    </style:style>
    <style:style style:name="P32" style:family="paragraph" style:parent-style-name="Table_20_Contents">
      <style:text-properties officeooo:rsid="00180875" officeooo:paragraph-rsid="00180875"/>
    </style:style>
    <style:style style:name="P33" style:family="paragraph" style:parent-style-name="Table_20_Contents">
      <style:text-properties officeooo:rsid="00180875" officeooo:paragraph-rsid="0027e7eb"/>
    </style:style>
    <style:style style:name="P34" style:family="paragraph" style:parent-style-name="Table_20_Contents">
      <style:text-properties officeooo:rsid="00180875" officeooo:paragraph-rsid="0028ce25"/>
    </style:style>
    <style:style style:name="P35" style:family="paragraph" style:parent-style-name="Table_20_Contents">
      <style:text-properties officeooo:rsid="00180875" officeooo:paragraph-rsid="002ac2bf"/>
    </style:style>
    <style:style style:name="P36" style:family="paragraph" style:parent-style-name="Table_20_Contents">
      <style:text-properties officeooo:rsid="00180875" officeooo:paragraph-rsid="0030ee6d"/>
    </style:style>
    <style:style style:name="P37" style:family="paragraph" style:parent-style-name="Table_20_Contents">
      <style:text-properties officeooo:rsid="00180875" officeooo:paragraph-rsid="00387e90"/>
    </style:style>
    <style:style style:name="P38" style:family="paragraph" style:parent-style-name="Table_20_Contents">
      <style:text-properties officeooo:rsid="00180875" officeooo:paragraph-rsid="0045b194"/>
    </style:style>
    <style:style style:name="P39" style:family="paragraph" style:parent-style-name="Table_20_Contents">
      <style:text-properties officeooo:rsid="00180875" officeooo:paragraph-rsid="0048665c"/>
    </style:style>
    <style:style style:name="P40" style:family="paragraph" style:parent-style-name="Table_20_Contents">
      <style:text-properties officeooo:rsid="00180875" officeooo:paragraph-rsid="0053a89a"/>
    </style:style>
    <style:style style:name="P41" style:family="paragraph" style:parent-style-name="Table_20_Contents">
      <style:text-properties officeooo:rsid="0018652f" officeooo:paragraph-rsid="0018652f"/>
    </style:style>
    <style:style style:name="P42" style:family="paragraph" style:parent-style-name="Table_20_Contents">
      <style:text-properties officeooo:rsid="0018652f" officeooo:paragraph-rsid="0027e7eb"/>
    </style:style>
    <style:style style:name="P43" style:family="paragraph" style:parent-style-name="Table_20_Contents">
      <style:text-properties officeooo:rsid="0018652f" officeooo:paragraph-rsid="0028ce25"/>
    </style:style>
    <style:style style:name="P44" style:family="paragraph" style:parent-style-name="Table_20_Contents">
      <style:text-properties officeooo:rsid="0018652f" officeooo:paragraph-rsid="002ac2bf"/>
    </style:style>
    <style:style style:name="P45" style:family="paragraph" style:parent-style-name="Table_20_Contents">
      <style:text-properties officeooo:rsid="0018652f" officeooo:paragraph-rsid="0030ee6d"/>
    </style:style>
    <style:style style:name="P46" style:family="paragraph" style:parent-style-name="Table_20_Contents">
      <style:text-properties officeooo:rsid="0018652f" officeooo:paragraph-rsid="0037f9ec"/>
    </style:style>
    <style:style style:name="P47" style:family="paragraph" style:parent-style-name="Table_20_Contents">
      <style:text-properties officeooo:rsid="0018652f" officeooo:paragraph-rsid="0045b194"/>
    </style:style>
    <style:style style:name="P48" style:family="paragraph" style:parent-style-name="Table_20_Contents">
      <style:text-properties officeooo:rsid="0018652f" officeooo:paragraph-rsid="0048665c"/>
    </style:style>
    <style:style style:name="P49" style:family="paragraph" style:parent-style-name="Table_20_Contents">
      <style:text-properties officeooo:rsid="0018652f" officeooo:paragraph-rsid="0053a89a"/>
    </style:style>
    <style:style style:name="P50" style:family="paragraph" style:parent-style-name="Table_20_Contents">
      <style:text-properties officeooo:rsid="001d5f79" officeooo:paragraph-rsid="001d5f79"/>
    </style:style>
    <style:style style:name="P51" style:family="paragraph" style:parent-style-name="Table_20_Contents">
      <style:text-properties officeooo:rsid="001d5f79" officeooo:paragraph-rsid="0027e7eb"/>
    </style:style>
    <style:style style:name="P52" style:family="paragraph" style:parent-style-name="Table_20_Contents">
      <style:text-properties officeooo:rsid="001d5f79" officeooo:paragraph-rsid="0028ce25"/>
    </style:style>
    <style:style style:name="P53" style:family="paragraph" style:parent-style-name="Table_20_Contents">
      <style:text-properties officeooo:rsid="001d5f79" officeooo:paragraph-rsid="002ac2bf"/>
    </style:style>
    <style:style style:name="P54" style:family="paragraph" style:parent-style-name="Table_20_Contents">
      <style:text-properties officeooo:rsid="001d5f79" officeooo:paragraph-rsid="0030ee6d"/>
    </style:style>
    <style:style style:name="P55" style:family="paragraph" style:parent-style-name="Table_20_Contents">
      <style:text-properties officeooo:rsid="001d5f79" officeooo:paragraph-rsid="0037f9ec"/>
    </style:style>
    <style:style style:name="P56" style:family="paragraph" style:parent-style-name="Table_20_Contents">
      <style:text-properties officeooo:rsid="001d5f79" officeooo:paragraph-rsid="0045b194"/>
    </style:style>
    <style:style style:name="P57" style:family="paragraph" style:parent-style-name="Table_20_Contents">
      <style:text-properties officeooo:rsid="001d5f79" officeooo:paragraph-rsid="0048665c"/>
    </style:style>
    <style:style style:name="P58" style:family="paragraph" style:parent-style-name="Table_20_Contents">
      <style:text-properties officeooo:rsid="001d5f79" officeooo:paragraph-rsid="0053a89a"/>
    </style:style>
    <style:style style:name="P59" style:family="paragraph" style:parent-style-name="Table_20_Contents">
      <style:text-properties officeooo:rsid="001ea8d0" officeooo:paragraph-rsid="001ea8d0"/>
    </style:style>
    <style:style style:name="P60" style:family="paragraph" style:parent-style-name="Table_20_Contents">
      <style:text-properties officeooo:rsid="001fecb7" officeooo:paragraph-rsid="001fecb7"/>
    </style:style>
    <style:style style:name="P61" style:family="paragraph" style:parent-style-name="Table_20_Contents">
      <style:text-properties officeooo:rsid="00239cb3" officeooo:paragraph-rsid="00239cb3"/>
    </style:style>
    <style:style style:name="P62" style:family="paragraph" style:parent-style-name="Table_20_Contents">
      <style:text-properties officeooo:rsid="0023a414" officeooo:paragraph-rsid="0023a414"/>
    </style:style>
    <style:style style:name="P63" style:family="paragraph" style:parent-style-name="Table_20_Contents">
      <style:text-properties officeooo:rsid="0024dcbf" officeooo:paragraph-rsid="0024dcbf"/>
    </style:style>
    <style:style style:name="P64" style:family="paragraph" style:parent-style-name="Table_20_Contents">
      <style:text-properties officeooo:rsid="00257685" officeooo:paragraph-rsid="00257685"/>
    </style:style>
    <style:style style:name="P65" style:family="paragraph" style:parent-style-name="Table_20_Contents">
      <style:text-properties officeooo:rsid="002646bc" officeooo:paragraph-rsid="002646bc"/>
    </style:style>
    <style:style style:name="P66" style:family="paragraph" style:parent-style-name="Table_20_Contents">
      <style:text-properties officeooo:rsid="0027e7eb" officeooo:paragraph-rsid="0027e7eb"/>
    </style:style>
    <style:style style:name="P67" style:family="paragraph" style:parent-style-name="Table_20_Contents">
      <style:text-properties officeooo:rsid="0028ce25" officeooo:paragraph-rsid="0028ce25"/>
    </style:style>
    <style:style style:name="P68" style:family="paragraph" style:parent-style-name="Table_20_Contents">
      <style:text-properties officeooo:rsid="0028ce25" officeooo:paragraph-rsid="002ac2bf"/>
    </style:style>
    <style:style style:name="P69" style:family="paragraph" style:parent-style-name="Table_20_Contents">
      <style:text-properties officeooo:rsid="0028ce25" officeooo:paragraph-rsid="0030ee6d"/>
    </style:style>
    <style:style style:name="P70" style:family="paragraph" style:parent-style-name="Table_20_Contents">
      <style:text-properties officeooo:rsid="002932af" officeooo:paragraph-rsid="002932af"/>
    </style:style>
    <style:style style:name="P71" style:family="paragraph" style:parent-style-name="Table_20_Contents">
      <style:text-properties officeooo:rsid="002ac2bf" officeooo:paragraph-rsid="002ac2bf"/>
    </style:style>
    <style:style style:name="P72" style:family="paragraph" style:parent-style-name="Table_20_Contents">
      <style:text-properties officeooo:rsid="002ac2bf" officeooo:paragraph-rsid="0030ee6d"/>
    </style:style>
    <style:style style:name="P73" style:family="paragraph" style:parent-style-name="Table_20_Contents">
      <style:text-properties officeooo:rsid="002ac2bf" officeooo:paragraph-rsid="0037f9ec"/>
    </style:style>
    <style:style style:name="P74" style:family="paragraph" style:parent-style-name="Table_20_Contents">
      <style:text-properties officeooo:rsid="002ac2bf" officeooo:paragraph-rsid="0045b194"/>
    </style:style>
    <style:style style:name="P75" style:family="paragraph" style:parent-style-name="Table_20_Contents">
      <style:text-properties officeooo:rsid="002ac2bf" officeooo:paragraph-rsid="0048665c"/>
    </style:style>
    <style:style style:name="P76" style:family="paragraph" style:parent-style-name="Table_20_Contents">
      <style:text-properties officeooo:rsid="002ac2bf" officeooo:paragraph-rsid="0053a89a"/>
    </style:style>
    <style:style style:name="P77" style:family="paragraph" style:parent-style-name="Table_20_Contents">
      <style:text-properties officeooo:rsid="0030ee6d" officeooo:paragraph-rsid="0030ee6d"/>
    </style:style>
    <style:style style:name="P78" style:family="paragraph" style:parent-style-name="Table_20_Contents">
      <style:text-properties officeooo:rsid="00376c95" officeooo:paragraph-rsid="00376c95"/>
    </style:style>
    <style:style style:name="P79" style:family="paragraph" style:parent-style-name="Table_20_Contents">
      <style:text-properties officeooo:rsid="00387e90" officeooo:paragraph-rsid="00387e90"/>
    </style:style>
    <style:style style:name="P80" style:family="paragraph" style:parent-style-name="Table_20_Contents">
      <style:text-properties officeooo:rsid="0038b266" officeooo:paragraph-rsid="0038b266"/>
    </style:style>
    <style:style style:name="P81" style:family="paragraph" style:parent-style-name="Table_20_Contents">
      <style:text-properties officeooo:rsid="0040c616" officeooo:paragraph-rsid="0040c616"/>
    </style:style>
    <style:style style:name="P82" style:family="paragraph" style:parent-style-name="Table_20_Contents">
      <style:text-properties officeooo:rsid="0045b194" officeooo:paragraph-rsid="0045b194"/>
    </style:style>
    <style:style style:name="P83" style:family="paragraph" style:parent-style-name="Table_20_Contents">
      <style:text-properties officeooo:rsid="0045b194" officeooo:paragraph-rsid="0048665c"/>
    </style:style>
    <style:style style:name="P84" style:family="paragraph" style:parent-style-name="Table_20_Contents">
      <style:text-properties officeooo:rsid="00474cb6" officeooo:paragraph-rsid="00474cb6"/>
    </style:style>
    <style:style style:name="P85" style:family="paragraph" style:parent-style-name="Table_20_Contents">
      <style:text-properties officeooo:rsid="0048665c" officeooo:paragraph-rsid="0048665c"/>
    </style:style>
    <style:style style:name="P86" style:family="paragraph" style:parent-style-name="Table_20_Contents">
      <style:text-properties officeooo:rsid="004ae17f" officeooo:paragraph-rsid="004ae17f"/>
    </style:style>
    <style:style style:name="P87" style:family="paragraph" style:parent-style-name="Table_20_Contents">
      <style:text-properties officeooo:rsid="004e06af" officeooo:paragraph-rsid="004e06af"/>
    </style:style>
    <style:style style:name="P88" style:family="paragraph" style:parent-style-name="Table_20_Contents">
      <style:text-properties officeooo:rsid="004fa58e" officeooo:paragraph-rsid="004fa58e"/>
    </style:style>
    <style:style style:name="P89" style:family="paragraph" style:parent-style-name="Table_20_Contents">
      <style:text-properties officeooo:rsid="00503769" officeooo:paragraph-rsid="00503769"/>
    </style:style>
    <style:style style:name="P90" style:family="paragraph" style:parent-style-name="Table_20_Contents">
      <style:text-properties officeooo:rsid="0050bfbb" officeooo:paragraph-rsid="0050bfbb"/>
    </style:style>
    <style:style style:name="P91" style:family="paragraph" style:parent-style-name="Table_20_Contents">
      <style:text-properties officeooo:rsid="0053a89a" officeooo:paragraph-rsid="0053a89a"/>
    </style:style>
    <style:style style:name="P92" style:family="paragraph" style:parent-style-name="Table_20_Contents">
      <style:text-properties officeooo:rsid="0054fe83" officeooo:paragraph-rsid="0054fe83"/>
    </style:style>
    <style:style style:name="P93" style:family="paragraph" style:parent-style-name="Table_20_Contents">
      <style:text-properties officeooo:rsid="0018dc44" officeooo:paragraph-rsid="002ac2bf"/>
    </style:style>
    <style:style style:name="P94" style:family="paragraph" style:parent-style-name="Table_20_Contents">
      <style:text-properties officeooo:rsid="0018dc44" officeooo:paragraph-rsid="0030ee6d"/>
    </style:style>
    <style:style style:name="P95" style:family="paragraph" style:parent-style-name="Table_20_Contents">
      <style:text-properties officeooo:rsid="0018dc44" officeooo:paragraph-rsid="0053a89a"/>
    </style:style>
    <style:style style:name="P96" style:family="paragraph" style:parent-style-name="Table_20_Contents">
      <style:text-properties officeooo:rsid="0018dc44" officeooo:paragraph-rsid="0037f9ec"/>
    </style:style>
    <style:style style:name="P97" style:family="paragraph" style:parent-style-name="Table_20_Contents">
      <style:text-properties officeooo:rsid="0018dc44" officeooo:paragraph-rsid="0045b194"/>
    </style:style>
    <style:style style:name="P98" style:family="paragraph" style:parent-style-name="Table_20_Contents">
      <style:text-properties officeooo:rsid="0018dc44" officeooo:paragraph-rsid="0048665c"/>
    </style:style>
    <style:style style:name="P99" style:family="paragraph" style:parent-style-name="Table_20_Contents">
      <style:text-properties officeooo:rsid="0036624e" officeooo:paragraph-rsid="00387e90"/>
    </style:style>
    <style:style style:name="P100" style:family="paragraph" style:parent-style-name="Table_20_Contents">
      <style:text-properties officeooo:rsid="0036624e" officeooo:paragraph-rsid="0045b194"/>
    </style:style>
    <style:style style:name="P101" style:family="paragraph" style:parent-style-name="Table_20_Contents">
      <style:text-properties officeooo:rsid="0036624e" officeooo:paragraph-rsid="0048665c"/>
    </style:style>
    <style:style style:name="P102" style:family="paragraph" style:parent-style-name="Table_20_Contents">
      <style:text-properties officeooo:rsid="001fecb7" officeooo:paragraph-rsid="001fecb7"/>
    </style:style>
    <style:style style:name="P103" style:family="paragraph" style:parent-style-name="Table_20_Contents">
      <style:text-properties officeooo:rsid="0013d9b0" officeooo:paragraph-rsid="0023a414"/>
    </style:style>
    <style:style style:name="P104" style:family="paragraph" style:parent-style-name="Table_20_Contents">
      <style:text-properties officeooo:rsid="0013d9b0" officeooo:paragraph-rsid="0013d9b0"/>
    </style:style>
    <style:style style:name="P105" style:family="paragraph" style:parent-style-name="Table_20_Contents">
      <style:text-properties officeooo:rsid="0013d9b0" officeooo:paragraph-rsid="0017c17a"/>
    </style:style>
    <style:style style:name="P106" style:family="paragraph" style:parent-style-name="Table_20_Contents">
      <style:text-properties officeooo:rsid="0023a414" officeooo:paragraph-rsid="0023a414"/>
    </style:style>
    <style:style style:name="P107" style:family="paragraph" style:parent-style-name="Table_20_Contents">
      <style:text-properties officeooo:rsid="00257685" officeooo:paragraph-rsid="00257685"/>
    </style:style>
    <style:style style:name="P108" style:family="paragraph" style:parent-style-name="Table_20_Contents">
      <style:text-properties officeooo:rsid="001459e8" officeooo:paragraph-rsid="0017c17a"/>
    </style:style>
    <style:style style:name="P109" style:family="paragraph" style:parent-style-name="Table_20_Contents">
      <style:text-properties officeooo:rsid="0015ea5d" officeooo:paragraph-rsid="0017c17a"/>
    </style:style>
    <style:style style:name="P110" style:family="paragraph" style:parent-style-name="Table_20_Contents">
      <style:text-properties officeooo:rsid="0017ecd0" officeooo:paragraph-rsid="0017ecd0"/>
    </style:style>
    <style:style style:name="P111" style:family="paragraph" style:parent-style-name="Table_20_Contents">
      <style:text-properties officeooo:rsid="0017c17a" officeooo:paragraph-rsid="0017c17a"/>
    </style:style>
    <style:style style:name="T1" style:family="text">
      <style:text-properties officeooo:rsid="0013d9b0"/>
    </style:style>
    <style:style style:name="T2" style:family="text">
      <style:text-properties officeooo:rsid="0015ea5d"/>
    </style:style>
    <style:style style:name="T3" style:family="text">
      <style:text-properties officeooo:rsid="0017c17a"/>
    </style:style>
    <style:style style:name="T4" style:family="text">
      <style:text-properties officeooo:rsid="0018dc44"/>
    </style:style>
    <style:style style:name="T5" style:family="text">
      <style:text-properties officeooo:rsid="001a31ea"/>
    </style:style>
    <style:style style:name="T6" style:family="text">
      <style:text-properties officeooo:rsid="001c2af5"/>
    </style:style>
    <style:style style:name="T7" style:family="text">
      <style:text-properties officeooo:rsid="00208753"/>
    </style:style>
    <style:style style:name="T8" style:family="text">
      <style:text-properties officeooo:rsid="0028ce25"/>
    </style:style>
    <style:style style:name="T9" style:family="text">
      <style:text-properties officeooo:rsid="002a808f"/>
    </style:style>
    <style:style style:name="T10" style:family="text">
      <style:text-properties officeooo:rsid="002ac2bf"/>
    </style:style>
    <style:style style:name="T11" style:family="text">
      <style:text-properties officeooo:rsid="0030ee6d"/>
    </style:style>
    <style:style style:name="T12" style:family="text">
      <style:text-properties officeooo:rsid="00313808"/>
    </style:style>
    <style:style style:name="T13" style:family="text">
      <style:text-properties officeooo:rsid="0032e2a2"/>
    </style:style>
    <style:style style:name="T14" style:family="text">
      <style:text-properties officeooo:rsid="0036624e"/>
    </style:style>
    <style:style style:name="T15" style:family="text">
      <style:text-properties officeooo:rsid="0037f9ec"/>
    </style:style>
    <style:style style:name="T16" style:family="text">
      <style:text-properties officeooo:rsid="00387e90"/>
    </style:style>
    <style:style style:name="T17" style:family="text">
      <style:text-properties style:text-position="super 58%" officeooo:rsid="0036624e"/>
    </style:style>
    <style:style style:name="T18" style:family="text">
      <style:text-properties officeooo:rsid="00393077"/>
    </style:style>
    <style:style style:name="T19" style:family="text">
      <style:text-properties officeooo:rsid="003e882e"/>
    </style:style>
    <style:style style:name="T20" style:family="text">
      <style:text-properties officeooo:rsid="00428697"/>
    </style:style>
    <style:style style:name="T21" style:family="text">
      <style:text-properties officeooo:rsid="004325ea"/>
    </style:style>
    <style:style style:name="T22" style:family="text">
      <style:text-properties officeooo:rsid="0045b194"/>
    </style:style>
    <style:style style:name="T23" style:family="text">
      <style:text-properties officeooo:rsid="004962a5"/>
    </style:style>
    <style:style style:name="T24" style:family="text">
      <style:text-properties officeooo:rsid="004adab2"/>
    </style:style>
    <style:style style:name="T25" style:family="text">
      <style:text-properties officeooo:rsid="004fa58e"/>
    </style:style>
    <style:style style:name="T26" style:family="text">
      <style:text-properties officeooo:rsid="00503769"/>
    </style:style>
    <style:style style:name="T27" style:family="text">
      <style:text-properties officeooo:rsid="0050bfbb"/>
    </style:style>
    <style:style style:name="T28" style:family="text">
      <style:text-properties officeooo:rsid="005285f1"/>
    </style:style>
    <style:style style:name="T29" style:family="text">
      <style:text-properties officeooo:rsid="0053a89a"/>
    </style:style>
    <style:style style:name="T30" style:family="text">
      <style:text-properties officeooo:rsid="00566db5"/>
    </style:style>
    <style:style style:name="T31" style:family="text">
      <style:text-properties officeooo:rsid="0057f584"/>
    </style:style>
    <style:style style:name="T32" style:family="text">
      <style:text-properties officeooo:rsid="00588b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sis styles</text:p>
      <text:p text:style-name="P1"/>
      <text:p text:style-name="P1">Page styl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5">Characteristics</text:p>
          </table:table-cell>
          <table:table-cell table:style-name="Table1.C1" office:value-type="string">
            <text:p text:style-name="P5">Next style</text:p>
          </table:table-cell>
        </table:table-row>
        <table:table-row>
          <table:table-cell table:style-name="Table1.A2" office:value-type="string">
            <text:p text:style-name="P7">Thesis_titlePage</text:p>
          </table:table-cell>
          <table:table-cell table:style-name="Table1.A2" office:value-type="string">
            <text:p text:style-name="P16">A4</text:p>
            <text:p text:style-name="P16">Portrait</text:p>
            <text:p text:style-name="P16">Top: 2.5 cm, bottom: 2.5 cm, left: 2.5 cm, right: 2.5 cm</text:p>
            <text:p text:style-name="P20">Background: <text:span text:style-name="T2">white, </text:span>no fill</text:p>
            <text:p text:style-name="P24">No borders</text:p>
            <text:p text:style-name="P16">No header, no footer</text:p>
            <text:p text:style-name="P24">Columns: 1</text:p>
            <text:p text:style-name="P29">Text direction left-to-right (horizontal)</text:p>
          </table:table-cell>
          <table:table-cell table:style-name="Table1.C2" office:value-type="string">
            <text:p text:style-name="P7">Thesis_<text:span text:style-name="T1">bodyPage</text:span></text:p>
          </table:table-cell>
        </table:table-row>
        <table:table-row>
          <table:table-cell table:style-name="Table1.A2" office:value-type="string">
            <text:p text:style-name="P61">Thesis_prefacePage</text:p>
          </table:table-cell>
          <table:table-cell table:style-name="Table1.A2" office:value-type="string">
            <text:p text:style-name="P19">A4</text:p>
            <text:p text:style-name="P19">Portrait</text:p>
            <text:p text:style-name="P19">Top: 2.5 cm, bottom: 2.5 cm, left: 2.5 cm, right: 2.5 cm</text:p>
            <text:p text:style-name="P63">Page number: lowercase Roman (i, ii, iii...)</text:p>
            <text:p text:style-name="P23">Background: <text:span text:style-name="T2">white, </text:span>no fill</text:p>
            <text:p text:style-name="P27">No borders</text:p>
            <text:p text:style-name="P19"><text:span text:style-name="T3">H</text:span>eader: <text:span text:style-name="T3">yes, same content left/right</text:span></text:p>
            <text:p text:style-name="P19"><text:span text:style-name="T3">F</text:span>ooter: <text:span text:style-name="T3">yes, same content left/right</text:span></text:p>
            <text:p text:style-name="P27">Columns: 1</text:p>
            <text:p text:style-name="P31">Text direction left-to-right (horizontal)</text:p>
          </table:table-cell>
          <table:table-cell table:style-name="Table1.C2" office:value-type="string">
            <text:p text:style-name="P63">Thesis_bodyPage</text:p>
          </table:table-cell>
        </table:table-row>
        <table:table-row>
          <table:table-cell table:style-name="Table1.A2" office:value-type="string">
            <text:p text:style-name="P16">Thesis_bodyPage</text:p>
          </table:table-cell>
          <table:table-cell table:style-name="Table1.A2" office:value-type="string">
            <text:p text:style-name="P17">A4</text:p>
            <text:p text:style-name="P17">Portrait</text:p>
            <text:p text:style-name="P17">Top: 2.5 cm, bottom: 2.5 cm, left: 2.5 cm, right: 2.5 cm</text:p>
            <text:p text:style-name="P64">Page number: Arabic (1,2,3...)</text:p>
            <text:p text:style-name="P21">Background: <text:span text:style-name="T2">white, </text:span>no fill</text:p>
            <text:p text:style-name="P25">No borders</text:p>
            <text:p text:style-name="P17"><text:span text:style-name="T3">H</text:span>eader: <text:span text:style-name="T3">yes, same content left/right</text:span></text:p>
            <text:p text:style-name="P17"><text:span text:style-name="T3">F</text:span>ooter: <text:span text:style-name="T3">yes, same content left/right</text:span></text:p>
            <text:p text:style-name="P25">Columns: 1</text:p>
            <text:p text:style-name="P29">Text direction left-to-right (horizontal)</text:p>
          </table:table-cell>
          <table:table-cell table:style-name="Table1.C2" office:value-type="string">
            <text:p text:style-name="P28">Thesis_bodyPage</text:p>
          </table:table-cell>
        </table:table-row>
        <table:table-row>
          <table:table-cell table:style-name="Table1.A2" office:value-type="string">
            <text:p text:style-name="P60">Thesis_<text:span text:style-name="T7">bodyPage</text:span>Landscape</text:p>
          </table:table-cell>
          <table:table-cell table:style-name="Table1.A2" office:value-type="string">
            <text:p text:style-name="P18">A4</text:p>
            <text:p text:style-name="P62">Landscape</text:p>
            <text:p text:style-name="P18">Top: 2.5 cm, bottom: 2.5 cm, left: 2.5 cm, right: 2.5 cm</text:p>
            <text:p text:style-name="P22">Background: <text:span text:style-name="T2">white, </text:span>no fill</text:p>
            <text:p text:style-name="P26">No borders</text:p>
            <text:p text:style-name="P62">No header, no footer</text:p>
            <text:p text:style-name="P26">Columns: 1</text:p>
            <text:p text:style-name="P30">Text direction left-to-right (horizontal)</text:p>
          </table:table-cell>
          <table:table-cell table:style-name="Table1.C2" office:value-type="string">
            <text:p text:style-name="P62">Thesis_bodyPage</text:p>
          </table:table-cell>
        </table:table-row>
        <table:table-row>
          <table:table-cell table:style-name="Table1.A2" office:value-type="string">
            <text:p text:style-name="P16">Thesis_bodyPage_<text:span text:style-name="T31">appendix</text:span></text:p>
          </table:table-cell>
          <table:table-cell table:style-name="Table1.A2" office:value-type="string">
            <text:p text:style-name="P17">A4</text:p>
            <text:p text:style-name="P17">Portrait</text:p>
            <text:p text:style-name="P17">Top: 2.5 cm, bottom: 2.5 cm, left: 2.5 cm, right: 2.5 cm</text:p>
            <text:p text:style-name="P64">Page number: Arabic (1,2,3...)</text:p>
            <text:p text:style-name="P21">Background: <text:span text:style-name="T2">white, </text:span>no fill</text:p>
            <text:p text:style-name="P25"><text:soft-page-break/>No borders</text:p>
            <text:p text:style-name="P17"><text:span text:style-name="T3">H</text:span>eader: <text:span text:style-name="T3">yes, same content left/right</text:span></text:p>
            <text:p text:style-name="P17"><text:span text:style-name="T3">F</text:span>ooter: <text:span text:style-name="T3">yes, same content left/right</text:span></text:p>
            <text:p text:style-name="P25">Columns: 1</text:p>
            <text:p text:style-name="P29">Text direction left-to-right (horizontal)</text:p>
          </table:table-cell>
          <table:table-cell table:style-name="Table1.C2" office:value-type="string">
            <text:p text:style-name="P28">Thesis_bodyPage_<text:span text:style-name="T31">appendix</text:span></text:p>
          </table:table-cell>
        </table:table-row>
      </table:table>
      <text:p text:style-name="P1"/>
      <text:p text:style-name="P1">Paragraph style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Name</text:p>
          </table:table-cell>
          <table:table-cell table:style-name="Table2.A1" office:value-type="string">
            <text:p text:style-name="P5">Characteristics</text:p>
          </table:table-cell>
          <table:table-cell table:style-name="Table2.C1" office:value-type="string">
            <text:p text:style-name="P5">Next style</text:p>
          </table:table-cell>
        </table:table-row>
        <table:table-row>
          <table:table-cell table:style-name="Table2.A2" office:value-type="string">
            <text:p text:style-name="P7">Thesis_body</text:p>
          </table:table-cell>
          <table:table-cell table:style-name="Table2.A2" office:value-type="string">
            <text:p text:style-name="P7"><text:span text:style-name="T6">Font</text:span>: Times New Roman, <text:span text:style-name="T6">regular, 12 pt</text:span> </text:p>
            <text:p text:style-name="P7"><text:span text:style-name="T6">Language: </text:span>Bulgarian</text:p>
            <text:p text:style-name="P7"><text:span text:style-name="T4">Alignment: j</text:span>ustified; <text:span text:style-name="T5">last line: left.</text:span></text:p>
            <text:p text:style-name="P32">No indents</text:p>
            <text:p text:style-name="P41">Line spacing: single</text:p>
            <text:p text:style-name="P7">Orphan control: 2 lines</text:p>
            <text:p text:style-name="P7">Widow control: 2 lines</text:p>
            <text:p text:style-name="P50">Outline level: body text</text:p>
            <text:p text:style-name="P7">No numbering</text:p>
          </table:table-cell>
          <table:table-cell table:style-name="Table2.C2" office:value-type="string">
            <text:p text:style-name="P59">Thesis_body</text:p>
          </table:table-cell>
        </table:table-row>
        <table:table-row>
          <table:table-cell table:style-name="Table2.A2" office:value-type="string">
            <text:p text:style-name="P65">Thesis_bibliography</text:p>
          </table:table-cell>
          <table:table-cell table:style-name="Table2.A2" office:value-type="string">
            <text:p text:style-name="P8"><text:span text:style-name="T6">Font</text:span>: Times New Roman, <text:span text:style-name="T6">regular, 12 pt</text:span> </text:p>
            <text:p text:style-name="P8"><text:span text:style-name="T6">Language: </text:span>Bulgarian</text:p>
            <text:p text:style-name="P8"><text:span text:style-name="T4">Alignment: j</text:span>ustified; <text:span text:style-name="T5">last line: left.</text:span></text:p>
            <text:p text:style-name="P33">No indents</text:p>
            <text:p text:style-name="P42">Line spacing: single</text:p>
            <text:p text:style-name="P8">Orphan control: 2 lines</text:p>
            <text:p text:style-name="P8">Widow control: 2 lines</text:p>
            <text:p text:style-name="P51">Outline level: body text</text:p>
            <text:p text:style-name="P8">No numbering</text:p>
          </table:table-cell>
          <table:table-cell table:style-name="Table2.C2" office:value-type="string">
            <text:p text:style-name="P66">Thesis_bibliography</text:p>
          </table:table-cell>
        </table:table-row>
        <table:table-row>
          <table:table-cell table:style-name="Table2.A2" office:value-type="string">
            <text:p text:style-name="P66">Thesis_caption</text:p>
          </table:table-cell>
          <table:table-cell table:style-name="Table2.A2" office:value-type="string">
            <text:p text:style-name="P9"><text:span text:style-name="T6">Font</text:span>: Times New Roman, <text:span text:style-name="T8">bold, 10 pt</text:span> </text:p>
            <text:p text:style-name="P9"><text:span text:style-name="T6">Language: </text:span>Bulgarian</text:p>
            <text:p text:style-name="P9"><text:span text:style-name="T4">Alignment: j</text:span>ustified; <text:span text:style-name="T5">last line: left</text:span></text:p>
            <text:p text:style-name="P34">No indents</text:p>
            <text:p text:style-name="P67">Spacing: 0.21 cm above/below paragraph</text:p>
            <text:p text:style-name="P43">Line spacing: single</text:p>
            <text:p text:style-name="P9">Orphan control: 2 lines</text:p>
            <text:p text:style-name="P9">Widow control: 2 lines</text:p>
            <text:p text:style-name="P52">Outline level: body text</text:p>
            <text:p text:style-name="P9">No numbering</text:p>
          </table:table-cell>
          <table:table-cell table:style-name="Table2.C2" office:value-type="string">
            <text:p text:style-name="P67">Thesis_caption</text:p>
          </table:table-cell>
        </table:table-row>
        <table:table-row>
          <table:table-cell table:style-name="Table2.A2" office:value-type="string">
            <text:p text:style-name="P70">Thesis_contents1</text:p>
          </table:table-cell>
          <table:table-cell table:style-name="Table2.A2" office:value-type="string">
            <text:p text:style-name="P10"><text:span text:style-name="T6">Font</text:span>: Times New Roman, <text:span text:style-name="T8">bold, 14 pt</text:span> </text:p>
            <text:p text:style-name="P10"><text:span text:style-name="T6">Language: </text:span>Bulgarian</text:p>
            <text:p text:style-name="P93">Alignment: left</text:p>
            <text:p text:style-name="P35"><text:span text:style-name="T10">I</text:span>ndents: <text:span text:style-name="T10">0.5 cm before paragraph</text:span></text:p>
            <text:p text:style-name="P68"><text:span text:style-name="T10">No s</text:span>pacing</text:p>
            <text:p text:style-name="P44">Line spacing: single</text:p>
            <text:p text:style-name="P71">Tabs: right; position – 15.5 cm</text:p>
            <text:p text:style-name="P71">Fill character: …..</text:p>
            <text:p text:style-name="P10">Orphan control: 2 lines</text:p>
            <text:p text:style-name="P10">Widow control: 2 lines</text:p>
            <text:p text:style-name="P53">Outline level: body text</text:p>
            <text:p text:style-name="P10">No numbering</text:p>
          </table:table-cell>
          <table:table-cell table:style-name="Table2.C2" office:value-type="string">
            <text:p text:style-name="P71">Thesis_contents1</text:p>
          </table:table-cell>
        </table:table-row>
        <table:table-row>
          <table:table-cell table:style-name="Table2.A2" office:value-type="string">
            <text:p text:style-name="P77">Thesis_contents2</text:p>
          </table:table-cell>
          <table:table-cell table:style-name="Table2.A2" office:value-type="string">
            <text:p text:style-name="P11"><text:span text:style-name="T6">Font</text:span>: Times New Roman, <text:span text:style-name="T11">regular, 12 pt</text:span> </text:p>
            <text:p text:style-name="P11"><text:soft-page-break/><text:span text:style-name="T6">Language: </text:span>Bulgarian</text:p>
            <text:p text:style-name="P94">Alignment: left</text:p>
            <text:p text:style-name="P36"><text:span text:style-name="T10">I</text:span>ndents: <text:span text:style-name="T10">0.5 cm before paragraph</text:span></text:p>
            <text:p text:style-name="P69"><text:span text:style-name="T10">No s</text:span>pacing</text:p>
            <text:p text:style-name="P45">Line spacing: single</text:p>
            <text:p text:style-name="P72">Tabs: right; position – 15.5 cm</text:p>
            <text:p text:style-name="P72">Fill character: …..</text:p>
            <text:p text:style-name="P11">Orphan control: 2 lines</text:p>
            <text:p text:style-name="P11">Widow control: 2 lines</text:p>
            <text:p text:style-name="P54">Outline level: body text</text:p>
            <text:p text:style-name="P11">No numbering</text:p>
          </table:table-cell>
          <table:table-cell table:style-name="Table2.C2" office:value-type="string">
            <text:p text:style-name="P77">Thesis_contents2</text:p>
          </table:table-cell>
        </table:table-row>
        <table:table-row>
          <table:table-cell table:style-name="Table2.A2" office:value-type="string">
            <text:p text:style-name="P77">Thesis_contents<text:span text:style-name="T12">3</text:span></text:p>
          </table:table-cell>
          <table:table-cell table:style-name="Table2.A2" office:value-type="string">
            <text:p text:style-name="P11"><text:span text:style-name="T6">Font</text:span>: Times New Roman, <text:span text:style-name="T11">regular, 12 pt</text:span> </text:p>
            <text:p text:style-name="P11"><text:span text:style-name="T6">Language: </text:span>Bulgarian</text:p>
            <text:p text:style-name="P94">Alignment: left</text:p>
            <text:p text:style-name="P36"><text:span text:style-name="T10">I</text:span>ndents: <text:span text:style-name="T12">1 cm before paragraph</text:span></text:p>
            <text:p text:style-name="P69"><text:span text:style-name="T10">No s</text:span>pacing</text:p>
            <text:p text:style-name="P45">Line spacing: single</text:p>
            <text:p text:style-name="P72">Tabs: right; position – 15 cm</text:p>
            <text:p text:style-name="P72">Fill character: …..</text:p>
            <text:p text:style-name="P11">Orphan control: 2 lines</text:p>
            <text:p text:style-name="P11">Widow control: 2 lines</text:p>
            <text:p text:style-name="P54">Outline level: body text</text:p>
            <text:p text:style-name="P11">No numbering</text:p>
          </table:table-cell>
          <table:table-cell table:style-name="Table2.C2" office:value-type="string">
            <text:p text:style-name="P77">Thesis_contents<text:span text:style-name="T12">3</text:span></text:p>
          </table:table-cell>
        </table:table-row>
        <table:table-row>
          <table:table-cell table:style-name="Table2.A2" office:value-type="string">
            <text:p text:style-name="P77">Thesis_contents<text:span text:style-name="T13">4</text:span></text:p>
          </table:table-cell>
          <table:table-cell table:style-name="Table2.A2" office:value-type="string">
            <text:p text:style-name="P11"><text:span text:style-name="T6">Font</text:span>: Times New Roman, <text:span text:style-name="T11">regular, 12 pt</text:span> </text:p>
            <text:p text:style-name="P11"><text:span text:style-name="T6">Language: </text:span>Bulgarian</text:p>
            <text:p text:style-name="P94">Alignment: left</text:p>
            <text:p text:style-name="P36"><text:span text:style-name="T10">I</text:span>ndents: <text:span text:style-name="T14">1.5 cm before paragraph</text:span></text:p>
            <text:p text:style-name="P69"><text:span text:style-name="T10">No s</text:span>pacing</text:p>
            <text:p text:style-name="P45">Line spacing: single</text:p>
            <text:p text:style-name="P72">Tabs: right; position – 1<text:span text:style-name="T14">4</text:span>.5 cm</text:p>
            <text:p text:style-name="P72">Fill character: …..</text:p>
            <text:p text:style-name="P11">Orphan control: 2 lines</text:p>
            <text:p text:style-name="P11">Widow control: 2 lines</text:p>
            <text:p text:style-name="P54">Outline level: body text</text:p>
            <text:p text:style-name="P11">No numbering</text:p>
          </table:table-cell>
          <table:table-cell table:style-name="Table2.C2" office:value-type="string">
            <text:p text:style-name="P77">Thesis_contents<text:span text:style-name="T14">4</text:span></text:p>
          </table:table-cell>
        </table:table-row>
        <table:table-row>
          <table:table-cell table:style-name="Table2.A2" office:value-type="string">
            <text:p text:style-name="P78">Thesis_footer</text:p>
          </table:table-cell>
          <table:table-cell table:style-name="Table2.A2" office:value-type="string">
            <text:p text:style-name="P15"><text:span text:style-name="T6">Font</text:span>: Times New Roman, <text:span text:style-name="T15">bold, 11 pt</text:span> </text:p>
            <text:p text:style-name="P15"><text:span text:style-name="T6">Language: </text:span>Bulgarian</text:p>
            <text:p text:style-name="P95">Alignment: center</text:p>
            <text:p text:style-name="P40"><text:span text:style-name="T29">No i</text:span>ndents <text:span text:style-name="T29">&amp; spacing</text:span></text:p>
            <text:p text:style-name="P49">Line spacing: single</text:p>
            <text:p text:style-name="P76">Tabs: <text:span text:style-name="T29">center</text:span>; position: <text:span text:style-name="T29">8</text:span> cm</text:p>
            <text:p text:style-name="P76"><text:span text:style-name="T16">No f</text:span>ill character</text:p>
            <text:p text:style-name="P58">Outline level: body text</text:p>
            <text:p text:style-name="P91">No numbering</text:p>
          </table:table-cell>
          <table:table-cell table:style-name="Table2.C2" office:value-type="string">
            <text:p text:style-name="P92">Thesis_footer</text:p>
          </table:table-cell>
        </table:table-row>
        <table:table-row>
          <table:table-cell table:style-name="Table2.A2" office:value-type="string">
            <text:p text:style-name="P78">Thesis_headerRight</text:p>
          </table:table-cell>
          <table:table-cell table:style-name="Table2.A2" office:value-type="string">
            <text:p text:style-name="P15"><text:span text:style-name="T6">Font</text:span>: Times New Roman, <text:span text:style-name="T15">bold, 11 pt</text:span> </text:p>
            <text:p text:style-name="P15"><text:span text:style-name="T6">Language: </text:span>Bulgarian</text:p>
            <text:p text:style-name="P95">Alignment: right</text:p>
            <text:p text:style-name="P40"><text:span text:style-name="T29">No i</text:span>ndents <text:span text:style-name="T29">&amp; spacing</text:span></text:p>
            <text:p text:style-name="P49">Line spacing: single</text:p>
            <text:p text:style-name="P76">Tabs: <text:span text:style-name="T29">center</text:span>; position: <text:span text:style-name="T29">8</text:span> cm</text:p>
            <text:p text:style-name="P76"><text:soft-page-break/><text:span text:style-name="T16">No f</text:span>ill character</text:p>
            <text:p text:style-name="P58">Outline level: body text</text:p>
            <text:p text:style-name="P91">No numbering</text:p>
          </table:table-cell>
          <table:table-cell table:style-name="Table2.C2" office:value-type="string">
            <text:p text:style-name="P92">Thesis_<text:span text:style-name="T30">headerRight</text:span></text:p>
          </table:table-cell>
        </table:table-row>
        <table:table-row>
          <table:table-cell table:style-name="Table2.A2" office:value-type="string">
            <text:p text:style-name="P78">Thesis_Heading1</text:p>
          </table:table-cell>
          <table:table-cell table:style-name="Table2.A2" office:value-type="string">
            <text:p text:style-name="P12"><text:span text:style-name="T6">Font</text:span>: Times New Roman, <text:span text:style-name="T15">bold, 18 pt</text:span> </text:p>
            <text:p text:style-name="P12"><text:span text:style-name="T6">Language: </text:span>Bulgarian</text:p>
            <text:p text:style-name="P96">Alignment: justified; last line: left</text:p>
            <text:p text:style-name="P37"><text:span text:style-name="T10">I</text:span>ndents: <text:span text:style-name="T14">1.27 cm before text; 1</text:span><text:span text:style-name="T17">st</text:span><text:span text:style-name="T14"> line: -0.64 cm</text:span></text:p>
            <text:p text:style-name="P99">Spacing: 0.42 cm above paragraph; 0.21 cm below paragraph</text:p>
            <text:p text:style-name="P46">Line spacing: single</text:p>
            <text:p text:style-name="P73">Tabs: <text:span text:style-name="T16">left</text:span>; position: <text:span text:style-name="T16">0</text:span> cm</text:p>
            <text:p text:style-name="P73"><text:span text:style-name="T16">No f</text:span>ill character</text:p>
            <text:p text:style-name="P12">Orphan control: 2 lines</text:p>
            <text:p text:style-name="P12">Widow control: 2 lines</text:p>
            <text:p text:style-name="P55">Outline level: body text</text:p>
            <text:p text:style-name="P12"><text:span text:style-name="T16">N</text:span>umbering <text:span text:style-name="T16">style: Thesis_numbering</text:span></text:p>
            <text:p text:style-name="P79">Include paragraph in line numbering</text:p>
            <text:p text:style-name="P80">Insert page break before; style: thesis_bodyPage</text:p>
          </table:table-cell>
          <table:table-cell table:style-name="Table2.C2" office:value-type="string">
            <text:p text:style-name="P80">Thesis_<text:span text:style-name="T32">Heading1</text:span></text:p>
          </table:table-cell>
        </table:table-row>
        <table:table-row>
          <table:table-cell table:style-name="Table2.A2" office:value-type="string">
            <text:p text:style-name="P78">Thesis_Heading<text:span text:style-name="T18">2</text:span></text:p>
          </table:table-cell>
          <table:table-cell table:style-name="Table2.A2" office:value-type="string">
            <text:p text:style-name="P12"><text:span text:style-name="T6">Font</text:span>: Times New Roman, <text:span text:style-name="T15">bold, 16 pt</text:span> </text:p>
            <text:p text:style-name="P12"><text:span text:style-name="T6">Language: </text:span>Bulgarian</text:p>
            <text:p text:style-name="P96">Alignment: justified; last line: left</text:p>
            <text:p text:style-name="P37"><text:span text:style-name="T10">I</text:span>ndents: <text:span text:style-name="T14">1.27 cm before text; 1</text:span><text:span text:style-name="T17">st</text:span><text:span text:style-name="T14"> line: -0.64 cm</text:span></text:p>
            <text:p text:style-name="P99">Spacing: 0.35 cm above paragraph; 0.21 cm below paragraph</text:p>
            <text:p text:style-name="P46">Line spacing: single</text:p>
            <text:p text:style-name="P73">Tabs: <text:span text:style-name="T16">left</text:span>; position: <text:span text:style-name="T16">0</text:span> cm</text:p>
            <text:p text:style-name="P73"><text:span text:style-name="T16">No f</text:span>ill character</text:p>
            <text:p text:style-name="P12">Orphan control: 2 lines</text:p>
            <text:p text:style-name="P12">Widow control: 2 lines</text:p>
            <text:p text:style-name="P55">Outline level: body text</text:p>
            <text:p text:style-name="P12"><text:span text:style-name="T16">N</text:span>umbering <text:span text:style-name="T16">style: Thesis_numbering</text:span></text:p>
            <text:p text:style-name="P79">Include paragraph in line numbering</text:p>
          </table:table-cell>
          <table:table-cell table:style-name="Table2.C2" office:value-type="string">
            <text:p text:style-name="P80">Thesis_<text:span text:style-name="T32">Heading2</text:span></text:p>
          </table:table-cell>
        </table:table-row>
        <table:table-row>
          <table:table-cell table:style-name="Table2.A2" office:value-type="string">
            <text:p text:style-name="P78">Thesis_Heading<text:span text:style-name="T19">3</text:span></text:p>
          </table:table-cell>
          <table:table-cell table:style-name="Table2.A2" office:value-type="string">
            <text:p text:style-name="P12"><text:span text:style-name="T6">Font</text:span>: Times New Roman, <text:span text:style-name="T15">bold, 14 pt</text:span> </text:p>
            <text:p text:style-name="P12"><text:span text:style-name="T6">Language: </text:span>Bulgarian</text:p>
            <text:p text:style-name="P96">Alignment: justified; last line: left</text:p>
            <text:p text:style-name="P37"><text:span text:style-name="T10">I</text:span>ndents: <text:span text:style-name="T14">1.27 cm before text; 1</text:span><text:span text:style-name="T17">st</text:span><text:span text:style-name="T14"> line: -0.64 cm</text:span></text:p>
            <text:p text:style-name="P99">Spacing: 0.25 cm above paragraph; 0.21 cm below paragraph</text:p>
            <text:p text:style-name="P46">Line spacing: single</text:p>
            <text:p text:style-name="P73">Tabs: <text:span text:style-name="T16">left</text:span>; position: <text:span text:style-name="T16">0</text:span> cm</text:p>
            <text:p text:style-name="P73"><text:span text:style-name="T16">No f</text:span>ill character</text:p>
            <text:p text:style-name="P12">Orphan control: 2 lines</text:p>
            <text:p text:style-name="P12">Widow control: 2 lines</text:p>
            <text:p text:style-name="P55">Outline level: body text</text:p>
            <text:p text:style-name="P12"><text:span text:style-name="T16">N</text:span>umbering <text:span text:style-name="T16">style: Thesis_numbering</text:span></text:p>
            <text:p text:style-name="P79">Include paragraph in line numbering</text:p>
          </table:table-cell>
          <table:table-cell table:style-name="Table2.C2" office:value-type="string">
            <text:p text:style-name="P80">Thesis_<text:span text:style-name="T32">Heading3</text:span></text:p>
          </table:table-cell>
        </table:table-row>
        <text:soft-page-break/>
        <table:table-row>
          <table:table-cell table:style-name="Table2.A2" office:value-type="string">
            <text:p text:style-name="P78">Thesis_Heading<text:span text:style-name="T19">4</text:span></text:p>
          </table:table-cell>
          <table:table-cell table:style-name="Table2.A2" office:value-type="string">
            <text:p text:style-name="P12"><text:span text:style-name="T6">Font</text:span>: Times New Roman, <text:span text:style-name="T15">bold, 13 pt</text:span> </text:p>
            <text:p text:style-name="P12"><text:span text:style-name="T6">Language: </text:span>Bulgarian</text:p>
            <text:p text:style-name="P96">Alignment: justified; last line: left</text:p>
            <text:p text:style-name="P37"><text:span text:style-name="T10">I</text:span>ndents: <text:span text:style-name="T14">1.27 cm before text; 1</text:span><text:span text:style-name="T17">st</text:span><text:span text:style-name="T14"> line: -0.64 cm</text:span></text:p>
            <text:p text:style-name="P99">Spacing: 0.21 cm above paragraph; 0.21 cm below paragraph</text:p>
            <text:p text:style-name="P46">Line spacing: single</text:p>
            <text:p text:style-name="P73">Tabs: <text:span text:style-name="T16">left</text:span>; position: <text:span text:style-name="T16">0</text:span> cm</text:p>
            <text:p text:style-name="P73"><text:span text:style-name="T16">No f</text:span>ill character</text:p>
            <text:p text:style-name="P12">Orphan control: 2 lines</text:p>
            <text:p text:style-name="P12">Widow control: 2 lines</text:p>
            <text:p text:style-name="P55">Outline level: body text</text:p>
            <text:p text:style-name="P12"><text:span text:style-name="T16">N</text:span>umbering <text:span text:style-name="T16">style: Thesis_numbering</text:span></text:p>
            <text:p text:style-name="P79">Include paragraph in line numbering</text:p>
          </table:table-cell>
          <table:table-cell table:style-name="Table2.C2" office:value-type="string">
            <text:p text:style-name="P80">Thesis_<text:span text:style-name="T32">Heading4</text:span></text:p>
          </table:table-cell>
        </table:table-row>
        <table:table-row>
          <table:table-cell table:style-name="Table2.A2" office:value-type="string">
            <text:p text:style-name="P81">Thesis_<text:span text:style-name="T32">H</text:span>eading1_appendix</text:p>
          </table:table-cell>
          <table:table-cell table:style-name="Table2.A2" office:value-type="string">
            <text:p text:style-name="P12"><text:span text:style-name="T6">Font</text:span>: Times New Roman, <text:span text:style-name="T15">bold, 18 pt</text:span> </text:p>
            <text:p text:style-name="P12"><text:span text:style-name="T6">Language: </text:span>Bulgarian</text:p>
            <text:p text:style-name="P96">Alignment: justified; last line: left</text:p>
            <text:p text:style-name="P37"><text:span text:style-name="T10">I</text:span>ndents: <text:span text:style-name="T14">1.27 cm before text; 1</text:span><text:span text:style-name="T17">st</text:span><text:span text:style-name="T14"> line: -0.64 cm</text:span></text:p>
            <text:p text:style-name="P99">Spacing: 0.42 cm above paragraph; 0.21 cm below paragraph</text:p>
            <text:p text:style-name="P46">Line spacing: single</text:p>
            <text:p text:style-name="P73">Tabs: <text:span text:style-name="T16">left</text:span>; position: <text:span text:style-name="T16">0</text:span> cm</text:p>
            <text:p text:style-name="P73"><text:span text:style-name="T16">No f</text:span>ill character</text:p>
            <text:p text:style-name="P12">Orphan control: 2 lines</text:p>
            <text:p text:style-name="P12">Widow control: 2 lines</text:p>
            <text:p text:style-name="P55">Outline level: body text</text:p>
            <text:p text:style-name="P12"><text:span text:style-name="T16">N</text:span>umbering <text:span text:style-name="T16">style: Thesis_numbering_appendix</text:span></text:p>
            <text:p text:style-name="P79">Include paragraph in line numbering</text:p>
            <text:p text:style-name="P80">Insert page break before; style: thesis_bodyPage</text:p>
          </table:table-cell>
          <table:table-cell table:style-name="Table2.C2" office:value-type="string">
            <text:p text:style-name="P80">Thesis_<text:span text:style-name="T32">Heading1_appendix</text:span></text:p>
          </table:table-cell>
        </table:table-row>
        <table:table-row>
          <table:table-cell table:style-name="Table2.A2" office:value-type="string">
            <text:p text:style-name="P78">Thesis_Heading<text:span text:style-name="T18">2_appendix</text:span></text:p>
          </table:table-cell>
          <table:table-cell table:style-name="Table2.A2" office:value-type="string">
            <text:p text:style-name="P12"><text:span text:style-name="T6">Font</text:span>: Times New Roman, <text:span text:style-name="T15">bold, 16 pt</text:span> </text:p>
            <text:p text:style-name="P12"><text:span text:style-name="T6">Language: </text:span>Bulgarian</text:p>
            <text:p text:style-name="P96">Alignment: justified; last line: left</text:p>
            <text:p text:style-name="P37"><text:span text:style-name="T10">I</text:span>ndents: <text:span text:style-name="T14">1.27 cm before text; 1</text:span><text:span text:style-name="T17">st</text:span><text:span text:style-name="T14"> line: -0.64 cm</text:span></text:p>
            <text:p text:style-name="P99">Spacing: 0.35 cm above paragraph; 0.21 cm below paragraph</text:p>
            <text:p text:style-name="P46">Line spacing: single</text:p>
            <text:p text:style-name="P73">Tabs: <text:span text:style-name="T16">left</text:span>; position: <text:span text:style-name="T16">0</text:span> cm</text:p>
            <text:p text:style-name="P73"><text:span text:style-name="T16">No f</text:span>ill character</text:p>
            <text:p text:style-name="P12">Orphan control: 2 lines</text:p>
            <text:p text:style-name="P12">Widow control: 2 lines</text:p>
            <text:p text:style-name="P55">Outline level: body text</text:p>
            <text:p text:style-name="P12"><text:span text:style-name="T16">N</text:span>umbering <text:span text:style-name="T16">style: Thesis_numbering_appendix</text:span></text:p>
            <text:p text:style-name="P79">Include paragraph in line numbering</text:p>
          </table:table-cell>
          <table:table-cell table:style-name="Table2.C2" office:value-type="string">
            <text:p text:style-name="P80">Thesis_<text:span text:style-name="T32">Heading2_appendix</text:span></text:p>
          </table:table-cell>
        </table:table-row>
        <table:table-row>
          <table:table-cell table:style-name="Table2.A2" office:value-type="string">
            <text:p text:style-name="P78">Thesis_Heading<text:span text:style-name="T19">3_appendix</text:span></text:p>
          </table:table-cell>
          <table:table-cell table:style-name="Table2.A2" office:value-type="string">
            <text:p text:style-name="P12"><text:span text:style-name="T6">Font</text:span>: Times New Roman, <text:span text:style-name="T15">bold, 14 pt</text:span> </text:p>
            <text:p text:style-name="P12"><text:span text:style-name="T6">Language: </text:span>Bulgarian</text:p>
            <text:p text:style-name="P96"><text:soft-page-break/>Alignment: justified; last line: left</text:p>
            <text:p text:style-name="P37"><text:span text:style-name="T10">I</text:span>ndents: <text:span text:style-name="T14">1.27 cm before text; 1</text:span><text:span text:style-name="T17">st</text:span><text:span text:style-name="T14"> line: -0.64 cm</text:span></text:p>
            <text:p text:style-name="P99">Spacing: 0.25 cm above paragraph; 0.21 cm below paragraph</text:p>
            <text:p text:style-name="P46">Line spacing: single</text:p>
            <text:p text:style-name="P73">Tabs: <text:span text:style-name="T16">left</text:span>; position: <text:span text:style-name="T16">0</text:span> cm</text:p>
            <text:p text:style-name="P73"><text:span text:style-name="T16">No f</text:span>ill character</text:p>
            <text:p text:style-name="P12">Orphan control: 2 lines</text:p>
            <text:p text:style-name="P12">Widow control: 2 lines</text:p>
            <text:p text:style-name="P55">Outline level: body text</text:p>
            <text:p text:style-name="P12"><text:span text:style-name="T16">N</text:span>umbering <text:span text:style-name="T16">style: Thesis_numbering_appendix</text:span></text:p>
            <text:p text:style-name="P79">Include paragraph in line numbering</text:p>
          </table:table-cell>
          <table:table-cell table:style-name="Table2.C2" office:value-type="string">
            <text:p text:style-name="P80">Thesis_<text:span text:style-name="T32">Heading3_appendix</text:span></text:p>
          </table:table-cell>
        </table:table-row>
        <table:table-row>
          <table:table-cell table:style-name="Table2.A2" office:value-type="string">
            <text:p text:style-name="P78">Thesis_Heading<text:span text:style-name="T19">4_appendix</text:span></text:p>
          </table:table-cell>
          <table:table-cell table:style-name="Table2.A2" office:value-type="string">
            <text:p text:style-name="P12"><text:span text:style-name="T6">Font</text:span>: Times New Roman, <text:span text:style-name="T15">bold, 13 pt</text:span> </text:p>
            <text:p text:style-name="P12"><text:span text:style-name="T6">Language: </text:span>Bulgarian</text:p>
            <text:p text:style-name="P96">Alignment: justified; last line: left</text:p>
            <text:p text:style-name="P37"><text:span text:style-name="T10">I</text:span>ndents: <text:span text:style-name="T14">1.27 cm before text; 1</text:span><text:span text:style-name="T17">st</text:span><text:span text:style-name="T14"> line: -0.64 cm</text:span></text:p>
            <text:p text:style-name="P99">Spacing: 0.21 cm above paragraph; 0.21 cm below paragraph</text:p>
            <text:p text:style-name="P46">Line spacing: single</text:p>
            <text:p text:style-name="P73">Tabs: <text:span text:style-name="T16">left</text:span>; position: <text:span text:style-name="T16">0</text:span> cm</text:p>
            <text:p text:style-name="P73"><text:span text:style-name="T16">No f</text:span>ill character</text:p>
            <text:p text:style-name="P12">Orphan control: 2 lines</text:p>
            <text:p text:style-name="P12">Widow control: 2 lines</text:p>
            <text:p text:style-name="P55">Outline level: body text</text:p>
            <text:p text:style-name="P12"><text:span text:style-name="T16">N</text:span>umbering <text:span text:style-name="T16">style: Thesis_numbering_appendix</text:span></text:p>
            <text:p text:style-name="P79">Include paragraph in line numbering</text:p>
          </table:table-cell>
          <table:table-cell table:style-name="Table2.C2" office:value-type="string">
            <text:p text:style-name="P80">Thesis_<text:span text:style-name="T32">Heading4_appendix</text:span></text:p>
          </table:table-cell>
        </table:table-row>
        <table:table-row>
          <table:table-cell table:style-name="Table2.A2" office:value-type="string">
            <text:p text:style-name="P82">Thesis_TOC_heading</text:p>
          </table:table-cell>
          <table:table-cell table:style-name="Table2.A2" office:value-type="string">
            <text:p text:style-name="P13"><text:span text:style-name="T6">Font</text:span>: Times New Roman, <text:span text:style-name="T15">bold, 18 pt</text:span> </text:p>
            <text:p text:style-name="P13"><text:span text:style-name="T6">Language: </text:span>Bulgarian</text:p>
            <text:p text:style-name="P97">Alignment: left</text:p>
            <text:p text:style-name="P38"><text:span text:style-name="T22">No i</text:span>ndents</text:p>
            <text:p text:style-name="P100">Spacing: 0.42 cm above paragraph; 0.21 cm below paragraph</text:p>
            <text:p text:style-name="P47">Line spacing: single</text:p>
            <text:p text:style-name="P74">Tabs: <text:span text:style-name="T16">left</text:span>; position: <text:span text:style-name="T16">0</text:span> cm</text:p>
            <text:p text:style-name="P74"><text:span text:style-name="T16">No f</text:span>ill character</text:p>
            <text:p text:style-name="P82">Keep with next paragraph</text:p>
            <text:p text:style-name="P13">Orphan control: 2 lines</text:p>
            <text:p text:style-name="P13">Widow control: 2 lines</text:p>
            <text:p text:style-name="P56">Outline level: body text</text:p>
            <text:p text:style-name="P13"><text:span text:style-name="T22">No n</text:span>umbering</text:p>
          </table:table-cell>
          <table:table-cell table:style-name="Table2.C2" office:value-type="string">
            <text:p text:style-name="P82">Thesis_TOC_heading</text:p>
          </table:table-cell>
        </table:table-row>
        <table:table-row>
          <table:table-cell table:style-name="Table2.A2" office:value-type="string">
            <text:p text:style-name="P84">Thesis_title</text:p>
          </table:table-cell>
          <table:table-cell table:style-name="Table2.A2" office:value-type="string">
            <text:p text:style-name="P14"><text:span text:style-name="T6">Font</text:span>: Times New Roman, <text:span text:style-name="T15">bold, 20 pt</text:span> </text:p>
            <text:p text:style-name="P14"><text:span text:style-name="T6">Language: </text:span>Bulgarian</text:p>
            <text:p text:style-name="P98">Alignment: center</text:p>
            <text:p text:style-name="P39"><text:span text:style-name="T22">No i</text:span>ndents</text:p>
            <text:p text:style-name="P101">Spacing: 0.42 cm above paragraph; 0.21 cm below paragraph</text:p>
            <text:p text:style-name="P48">Line spacing: single</text:p>
            <text:p text:style-name="P75"><text:soft-page-break/>Tabs: <text:span text:style-name="T16">left</text:span>; position: <text:span text:style-name="T16">0</text:span> cm</text:p>
            <text:p text:style-name="P75"><text:span text:style-name="T16">No f</text:span>ill character</text:p>
            <text:p text:style-name="P83">Keep with next paragraph</text:p>
            <text:p text:style-name="P14">Orphan control: 2 lines</text:p>
            <text:p text:style-name="P14">Widow control: 2 lines</text:p>
            <text:p text:style-name="P57">Outline level: body text</text:p>
            <text:p text:style-name="P14"><text:span text:style-name="T22">No n</text:span>umbering</text:p>
            <text:p text:style-name="P85">Include paragraph in line numbering</text:p>
          </table:table-cell>
          <table:table-cell table:style-name="Table2.C2" office:value-type="string">
            <text:p text:style-name="P85">Thesis_title</text:p>
          </table:table-cell>
        </table:table-row>
        <table:table-row>
          <table:table-cell table:style-name="Table2.A2" office:value-type="string">
            <text:p text:style-name="P84">Thesis_subtitle</text:p>
          </table:table-cell>
          <table:table-cell table:style-name="Table2.A2" office:value-type="string">
            <text:p text:style-name="P14"><text:span text:style-name="T6">Font</text:span>: Times New Roman, <text:span text:style-name="T24">regular, 16 pt</text:span> </text:p>
            <text:p text:style-name="P14"><text:span text:style-name="T6">Language: </text:span>Bulgarian</text:p>
            <text:p text:style-name="P98">Alignment: center</text:p>
            <text:p text:style-name="P39"><text:span text:style-name="T22">No i</text:span>ndents</text:p>
            <text:p text:style-name="P101">Spacing: 0.11 cm above paragraph; 0.21 cm below paragraph</text:p>
            <text:p text:style-name="P48">Line spacing: single</text:p>
            <text:p text:style-name="P75">Tabs: <text:span text:style-name="T16">left</text:span>; position: <text:span text:style-name="T16">0</text:span> cm</text:p>
            <text:p text:style-name="P75"><text:span text:style-name="T16">No f</text:span>ill character</text:p>
            <text:p text:style-name="P83">Keep with next paragraph</text:p>
            <text:p text:style-name="P14">Orphan control: 2 lines</text:p>
            <text:p text:style-name="P14">Widow control: 2 lines</text:p>
            <text:p text:style-name="P57">Outline level: body text</text:p>
            <text:p text:style-name="P14"><text:span text:style-name="T22">No n</text:span>umbering</text:p>
            <text:p text:style-name="P85">Include paragraph in line numbering</text:p>
          </table:table-cell>
          <table:table-cell table:style-name="Table2.C2" office:value-type="string">
            <text:p text:style-name="P85">Thesis_<text:span text:style-name="T23">sub</text:span>title</text:p>
          </table:table-cell>
        </table:table-row>
      </table:table>
      <text:p text:style-name="P3"/>
      <text:p text:style-name="P1"><text:span text:style-name="T9">Frame</text:span> style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Name</text:p>
          </table:table-cell>
          <table:table-cell table:style-name="Table3.A1" office:value-type="string">
            <text:p text:style-name="P5">Characteristics</text:p>
          </table:table-cell>
          <table:table-cell table:style-name="Table3.C1" office:value-type="string">
            <text:p text:style-name="P87">Inherits from style</text:p>
          </table:table-cell>
        </table:table-row>
        <table:table-row>
          <table:table-cell table:style-name="Table3.A2" office:value-type="string">
            <text:p text:style-name="P86">Thesis_formula</text:p>
          </table:table-cell>
          <table:table-cell table:style-name="Table3.A2" office:value-type="string">
            <text:p text:style-name="P87">Width: 0.04 cm; height: at least 0.04 cm; autosize</text:p>
            <text:p text:style-name="P87">Vertical position: center to character</text:p>
            <text:p text:style-name="P87">Vertical alignment of contents: top</text:p>
            <text:p text:style-name="P87">Spacing: left, right - 0.2 cm; to<text:span text:style-name="T26">p</text:span>, bottom – 0.15 cm</text:p>
            <text:p text:style-name="P87">No border </text:p>
          </table:table-cell>
          <table:table-cell table:style-name="Table3.C2" office:value-type="string">
            <text:p text:style-name="P87">Formula</text:p>
          </table:table-cell>
        </table:table-row>
        <table:table-row>
          <table:table-cell table:style-name="Table3.A2" office:value-type="string">
            <text:p text:style-name="P86">Thesis_graphics</text:p>
          </table:table-cell>
          <table:table-cell table:style-name="Table3.A2" office:value-type="string">
            <text:p text:style-name="P87">Width: 0.04 cm; height: at least 0.04 cm; autosize</text:p>
            <text:p text:style-name="P87">Vertical position: center to <text:span text:style-name="T25">paragraph text area</text:span></text:p>
            <text:p text:style-name="P88">H<text:span text:style-name="T26">orizontal position: center to paragraph area</text:span></text:p>
            <text:p text:style-name="P89">Protect position</text:p>
            <text:p text:style-name="P87">Vertical alignment of contents: top</text:p>
            <text:p text:style-name="P87">Spacing: <text:span text:style-name="T26">left, right – none;</text:span> to<text:span text:style-name="T26">p</text:span>, bottom – 0.15 cm</text:p>
            <text:p text:style-name="P87">No border </text:p>
          </table:table-cell>
          <table:table-cell table:style-name="Table3.C2" office:value-type="string">
            <text:p text:style-name="P88">Graphics</text:p>
          </table:table-cell>
        </table:table-row>
      </table:table>
      <text:p text:style-name="P3"/>
      <text:p text:style-name="P2"><text:span text:style-name="T9">List</text:span> style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Name</text:p>
          </table:table-cell>
          <table:table-cell table:style-name="Table4.B1" office:value-type="string">
            <text:p text:style-name="P6">Characteristics</text:p>
          </table:table-cell>
        </table:table-row>
        <table:table-row>
          <table:table-cell table:style-name="Table4.A2" office:value-type="string">
            <text:p text:style-name="P86">Thesis_numbering</text:p>
          </table:table-cell>
          <table:table-cell table:style-name="Table4.B2" office:value-type="string">
            <text:p text:style-name="P90">Outline: numeric with all sublevels</text:p>
            <text:p text:style-name="P90">Numbering alignment: right</text:p>
            <text:p text:style-name="P90"><text:soft-page-break/>Numbering followed by tab stop</text:p>
            <text:p text:style-name="P90">Level: 1-10</text:p>
            <text:p text:style-name="P90">Number: 1,2,3..</text:p>
            <text:p text:style-name="P90">Start at: 1</text:p>
          </table:table-cell>
        </table:table-row>
        <table:table-row>
          <table:table-cell table:style-name="Table4.A2" office:value-type="string">
            <text:p text:style-name="P86">Thesis_number<text:span text:style-name="T27">i</text:span>ng_appendix</text:p>
          </table:table-cell>
          <table:table-cell table:style-name="Table4.B2" office:value-type="string">
            <text:p text:style-name="P90">Outline: numeric with all sublevels</text:p>
            <text:p text:style-name="P90">Numbering alignment: right</text:p>
            <text:p text:style-name="P90">Numbering followed by tab stop</text:p>
            <text:p text:style-name="P90">Level 1 <text:span text:style-name="T28">- number: A, Б, В... (Bulgarian)</text:span></text:p>
            <text:p text:style-name="P90"><text:span text:style-name="T28">Levels 2-10 - n</text:span>umber: 1,2,3..</text:p>
            <text:p text:style-name="P90">Start at: 1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loext:graphic-properties draw:fill="none" draw:fill-color="#729fcf"/>
      <style:paragraph-properties fo:text-align="justify" style:justify-single-word="false" fo:orphans="2" fo:widows="2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 style:writing-mode="pag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style:writing-mode="pag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loext:graphic-properties draw:fill="none" draw:fill-color="#729fcf"/>
      <style:paragraph-properties style:page-number="auto" fo:background-color="transparent" style:shadow="none" style:writing-mode="pag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 style:master-page-name="">
      <loext:graphic-properties draw:fill="none" draw:fill-color="#729fcf"/>
      <style:paragraph-properties style:page-number="auto" fo:background-color="transparent" style:shadow="none" style:writing-mode="pag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loext:graphic-properties draw:fill="none" draw:fill-color="#729fcf"/>
      <style:paragraph-properties fo:text-align="end" style:justify-single-word="false" style:page-number="auto" fo:background-color="transparent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 style:master-page-name="">
      <loext:graphic-properties draw:fill="none" draw:fill-color="#729fcf"/>
      <style:paragraph-properties fo:text-align="center" style:justify-single-word="false" style:page-number="auto" fo:background-color="transparent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Thesis_5f_Heading1_5f_appendix" style:display-name="Thesis_Heading1_appendix" style:family="paragraph" style:parent-style-name="Thesis_5f_Heading1" style:next-style-name="Thesis_5f_body" style:default-outline-level="" style:list-style-name="Thesis_5f_numbering_5f_appendix">
      <style:paragraph-properties fo:break-before="auto" fo:break-after="auto" style:writing-mode="page"/>
    </style:style>
    <style:style style:name="Thesis_5f_Heading2_5f_appendix" style:display-name="Thesis_Heading2_appendix" style:family="paragraph" style:parent-style-name="Thesis_5f_Heading2" style:next-style-name="Thesis_5f_body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next-style-name="Thesis_5f_body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next-style-name="Thesis_5f_body" style:list-style-name="Thesis_5f_numbering_5f_appendix">
      <style:paragraph-properties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 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</meta:initial-creator>
    <meta:creation-date>2017-04-18T19:40:51.860079270</meta:creation-date>
    <dc:date>2018-02-28T16:23:56.911041631</dc:date>
    <meta:editing-duration>PT1H32M30S</meta:editing-duration>
    <meta:editing-cycles>65</meta:editing-cycles>
    <meta:generator>LibreOffice/5.3.2.2$Linux_X86_64 LibreOffice_project/6cd4f1ef626f15116896b1d8e1398b56da0d0ee1</meta:generator>
    <meta:document-statistic meta:table-count="4" meta:image-count="0" meta:object-count="0" meta:page-count="8" meta:paragraph-count="383" meta:word-count="1402" meta:character-count="9365" meta:non-whitespace-character-count="8317"/>
  </office:meta>
</office:document-meta>
</file>